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ctwithoutfill">
      <style:graphic-properties draw:marker-end="Arrow" draw:marker-end-width="0.3cm" draw:fill="none" draw:textarea-vertical-align="bottom"/>
    </style:style>
    <style:style style:name="gr4" style:family="graphic" style:parent-style-name="standard">
      <style:graphic-properties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1" draw:id="id1" draw:layer="layout" svg:width="8.2cm" svg:height="5.5cm" svg:x="1.6cm" svg:y="1.7cm">
          <text:p text:style-name="P1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4.8cm" svg:height="3.4cm" svg:x="1.6cm" svg:y="9.6cm">
          <text:p text:style-name="P1">Prosess</text:p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6.5cm" svg:height="8.2cm" svg:x="2.5cm" svg:y="16.4cm">
          <text:p text:style-name="P1">Er du et menneske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xml:id="id4" draw:id="id4" draw:layer="layout" svg:width="7.3cm" svg:height="4.3cm" svg:x="10.1cm" svg:y="24.1cm">
          <text:p text:style-name="P1">Slut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5.7cm" svg:y1="7.2cm" svg:x2="4cm" svg:y2="9.6cm" draw:start-shape="id1" draw:start-glue-point="8" draw:end-shape="id2" draw:end-glue-point="0" svg:d="M5700 7200v1200h-1700v1200">
          <text:p/>
        </draw:connector>
        <draw:connector draw:style-name="gr2" draw:text-style-name="P1" draw:layer="layout" svg:x1="4cm" svg:y1="13cm" svg:x2="5.75cm" svg:y2="16.4cm" draw:start-shape="id2" draw:start-glue-point="2" draw:end-shape="id3" draw:end-glue-point="4" svg:d="M4000 13000v1700h1750v1700">
          <text:p/>
        </draw:connector>
        <draw:connector draw:style-name="gr3" draw:text-style-name="P1" draw:layer="layout" draw:line-skew="2.399cm" svg:x1="9cm" svg:y1="20.5cm" svg:x2="6.4cm" svg:y2="11.3cm" draw:start-shape="id3" draw:start-glue-point="7" draw:end-shape="id2" draw:end-glue-point="1" svg:d="M9000 20500h2900v-9200h-5500">
          <text:p text:style-name="P1">Nei</text:p>
        </draw:connector>
        <draw:connector draw:style-name="gr3" draw:text-style-name="P1" draw:layer="layout" svg:x1="5.75cm" svg:y1="24.6cm" svg:x2="10.1cm" svg:y2="26.25cm" draw:start-shape="id3" draw:start-glue-point="6" draw:end-shape="id4" svg:d="M5750 24600v1650h4350">
          <text:p text:style-name="P1">Ja</text:p>
        </draw:connector>
        <draw:custom-shape draw:style-name="gr1" draw:text-style-name="P1" xml:id="id5" draw:id="id5" draw:layer="layout" svg:width="6cm" svg:height="3.9cm" svg:x="13.4cm" svg:y="5.9cm">
          <text:p text:style-name="P1">Start_på_ekte</text:p>
          <draw:enhanced-geometry svg:viewBox="0 0 21600 21600" draw:path-stretchpoint-x="10800" draw:path-stretchpoint-y="10800" draw:text-areas="?f3 ?f4 ?f5 ?f6" draw:type="round-rectangle" draw:modifiers="6987.746731607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svg:x1="13.4cm" svg:y1="7.85cm" svg:x2="9.8cm" svg:y2="4.45cm" draw:start-shape="id5" draw:start-glue-point="3" draw:end-shape="id1" draw:end-glue-point="10" svg:d="M13400 7850h-1800v-3400h-1800">
          <text:p/>
        </draw:connector>
        <draw:connector draw:style-name="gr4" draw:text-style-name="P1" draw:layer="layout" svg:x1="16.4cm" svg:y1="9.8cm" svg:x2="13.75cm" svg:y2="24.1cm" draw:start-shape="id5" draw:start-glue-point="2" draw:end-shape="id4" draw:end-glue-point="4" svg:d="M16400 9800v7151h-2650v7149">
          <text:p/>
        </draw:connector>
        <draw:connector draw:style-name="gr4" draw:text-style-name="P1" draw:layer="layout" svg:x1="19.4cm" svg:y1="7.85cm" svg:x2="12.666cm" svg:y2="17.114cm" draw:start-shape="id5" draw:start-glue-point="1" svg:d="M19400 7850h502v9264h-723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Square" svg:viewBox="0 0 10 10" svg:d="M0 0h10v10h-1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nb" fo:country="NO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uten_20_fyll_20_og_20_uten_20_strek" style:display-name="Objekt uten fyll og uten strek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Harald Zeigler</meta:initial-creator>
    <meta:creation-date>2024-12-04T12:26:03.94</meta:creation-date>
    <dc:date>2024-12-04T23:59:51.61</dc:date>
    <dc:creator>Harald Zeigler</dc:creator>
    <meta:editing-duration>PT11H3M11S</meta:editing-duration>
    <meta:editing-cycles>1</meta:editing-cycles>
    <meta:document-statistic meta:object-count="12"/>
    <meta:generator>OpenOffice/4.1.15$Win32 OpenOffice.org_project/4115m2$Build-9813</meta:generator>
  </office:meta>
</office:document-meta>
</file>